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61" number:language="en" number:country="GB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61"/>
    <style:style style:name="ce3" style:family="table-cell" style:parent-style-name="Default" style:data-style-name="N10000"/>
    <style:style style:name="ce4" style:family="table-cell" style:parent-style-name="Default" style:data-style-name="N10111"/>
    <style:style style:name="ce5" style:family="table-cell" style:parent-style-name="Default" style:data-style-name="N10061">
      <style:text-properties fo:font-weight="bold" style:font-weight-asian="bold" style:font-weight-complex="bold"/>
    </style:style>
    <style:style style:name="ce6" style:family="table-cell" style:parent-style-name="Default" style:data-style-name="N10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\caption{Adjusted</text:p>
          </table:table-cell>
          <table:table-cell office:value-type="string" calcext:value-type="string">
            <text:p>$p$-values}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begin{tabular}{ccccccc}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unadjusted $p$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$p_{Bonf}$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$p_{Holm}$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$p_{Hoch}$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$p_{Homm}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13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000120275089459215" calcext:value-type="float">
            <text:p>1.20E-07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000481100357836861" calcext:value-type="float">
            <text:p>4.81E-07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000000481100357836861" calcext:value-type="float">
            <text:p>4.81E-07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000481100357836861" calcext:value-type="float">
            <text:p>4.81E-07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000481100357836861" calcext:value-type="float">
            <text:p>4.81E-07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09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789112989015622" calcext:value-type="float">
            <text:p>7.89E-04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315645195606249" calcext:value-type="float">
            <text:p>0.0032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0236733896704687" calcext:value-type="float">
            <text:p>0.0024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236733896704687" calcext:value-type="float">
            <text:p>0.0024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236733896704687" calcext:value-type="float">
            <text:p>0.002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SA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450869836490426" calcext:value-type="float">
            <text:p>0.0045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18034793459617" calcext:value-type="float">
            <text:p>0.0180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0901739672980852" calcext:value-type="float">
            <text:p>0.0090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901739672980852" calcext:value-type="float">
            <text:p>0.0090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901739672980852" calcext:value-type="float">
            <text:p>0.009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17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155468415249669" calcext:value-type="float">
            <text:p>0.1555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unadjusted $p$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$p_{Holm}$</text:p>
          </table:table-cell>
          <table:table-cell table:style-name="ce1" office:value-type="string" calcext:value-type="string">
            <text:p>\\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m13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000120275089459215" calcext:value-type="float">
            <text:p>1.20E-07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000000481100357836861" calcext:value-type="float">
            <text:p>4.81E-07</text:p>
          </table:table-cell>
          <table:table-cell table:style-name="ce1" office:value-type="string" calcext:value-type="string">
            <text:p>\\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Col09</text:p>
          </table:table-cell>
          <table:table-cell table:style-name="ce1" office:value-type="string" calcext:value-type="string">
            <text:p>&amp;</text:p>
          </table:table-cell>
          <table:table-cell table:style-name="ce2" office:value-type="float" office:value="0.000789112989015622" calcext:value-type="float">
            <text:p>7.89E-04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0236733896704687" calcext:value-type="float">
            <text:p>0.0024</text:p>
          </table:table-cell>
          <table:table-cell table:style-name="ce1" office:value-type="string" calcext:value-type="string">
            <text:p>\\</text:p>
          </table:table-cell>
          <table:table-cell table:number-columns-repeated="2"/>
          <table:table-cell table:style-name="ce4"/>
          <table:table-cell table:style-name="ce1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FastSA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0450869836490426" calcext:value-type="float">
            <text:p>0.0045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0901739672980852" calcext:value-type="float">
            <text:p>0.0090</text:p>
          </table:table-cell>
          <table:table-cell table:style-name="ce1" office:value-type="string" calcext:value-type="string">
            <text:p>\\</text:p>
          </table:table-cell>
          <table:table-cell table:number-columns-repeated="2"/>
          <table:table-cell table:style-name="ce4"/>
          <table:table-cell table:style-name="ce1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Bat17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\\</text:p>
          </table:table-cell>
          <table:table-cell table:number-columns-repeated="2"/>
          <table:table-cell table:style-name="ce4"/>
          <table:table-cell table:style-name="ce1"/>
          <table:table-cell table:style-name="ce4"/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///////////////////////////////////////////////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hypothesis</text:p>
          </table:table-cell>
          <table:table-cell office:value-type="string" calcext:value-type="string">
            <text:p>unadjusted $p$</text:p>
          </table:table-cell>
          <table:table-cell office:value-type="string" calcext:value-type="string">
            <text:p>$p_{Neme}$</text:p>
          </table:table-cell>
          <table:table-cell office:value-type="string" calcext:value-type="string">
            <text:p>$p_{Holm}$</text:p>
          </table:table-cell>
          <table:table-cell office:value-type="string" calcext:value-type="string">
            <text:p>$p_{Shaf}$</text:p>
          </table:table-cell>
          <table:table-cell office:value-type="string" calcext:value-type="string">
            <text:p>$p_{Berg}$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yk13 vs .Ham13</text:p>
          </table:table-cell>
          <table:table-cell table:style-name="ce2" office:value-type="float" office:value="0.000000120275089459215" calcext:value-type="float">
            <text:p>1.20E-07</text:p>
          </table:table-cell>
          <table:table-cell table:number-columns-repeated="4" table:style-name="ce2" office:value-type="float" office:value="0.00000120275089459215" calcext:value-type="float">
            <text:p>1.20E-06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l09 vs .Byk13</text:p>
          </table:table-cell>
          <table:table-cell table:style-name="ce2" office:value-type="float" office:value="0.000789112989015622" calcext:value-type="float">
            <text:p>7.89E-04</text:p>
          </table:table-cell>
          <table:table-cell table:style-name="ce3" office:value-type="float" office:value="0.00789112989015622" calcext:value-type="float">
            <text:p>0.0078911299</text:p>
          </table:table-cell>
          <table:table-cell table:style-name="ce3" office:value-type="float" office:value="0.0071020169011406" calcext:value-type="float">
            <text:p>0.0071020169</text:p>
          </table:table-cell>
          <table:table-cell table:number-columns-repeated="2" table:style-name="ce3" office:value-type="float" office:value="0.00473467793409373" calcext:value-type="float">
            <text:p>0.0047346779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am13 vs .Bat17</text:p>
          </table:table-cell>
          <table:table-cell table:style-name="ce3" office:value-type="float" office:value="0.00124883098808845" calcext:value-type="float">
            <text:p>0.001248831</text:p>
          </table:table-cell>
          <table:table-cell table:style-name="ce3" office:value-type="float" office:value="0.0124883098808844" calcext:value-type="float">
            <text:p>0.0124883099</text:p>
          </table:table-cell>
          <table:table-cell table:style-name="ce3" office:value-type="float" office:value="0.00999064790470756" calcext:value-type="float">
            <text:p>0.0099906479</text:p>
          </table:table-cell>
          <table:table-cell table:number-columns-repeated="2" table:style-name="ce3" office:value-type="float" office:value="0.00749298592853067" calcext:value-type="float">
            <text:p>0.0074929859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yk13 vs .FastSA</text:p>
          </table:table-cell>
          <table:table-cell table:style-name="ce3" office:value-type="float" office:value="0.00450869836490426" calcext:value-type="float">
            <text:p>0.0045086984</text:p>
          </table:table-cell>
          <table:table-cell table:style-name="ce3" office:value-type="float" office:value="0.0450869836490426" calcext:value-type="float">
            <text:p>0.0450869836</text:p>
          </table:table-cell>
          <table:table-cell table:style-name="ce3" office:value-type="float" office:value="0.0315608885543298" calcext:value-type="float">
            <text:p>0.0315608886</text:p>
          </table:table-cell>
          <table:table-cell table:style-name="ce3" office:value-type="float" office:value="0.0270521901894256" calcext:value-type="float">
            <text:p>0.0270521902</text:p>
          </table:table-cell>
          <table:table-cell table:style-name="ce3" office:value-type="float" office:value="0.018034793459617" calcext:value-type="float">
            <text:p>0.0180347935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m13 vs .FastSA</text:p>
          </table:table-cell>
          <table:table-cell table:style-name="ce3" office:value-type="float" office:value="0.0141713882540123" calcext:value-type="float">
            <text:p>0.0141713883</text:p>
          </table:table-cell>
          <table:table-cell table:style-name="ce3" office:value-type="float" office:value="0.141713882540123" calcext:value-type="float">
            <text:p>0.1417138825</text:p>
          </table:table-cell>
          <table:table-cell table:number-columns-repeated="2" table:style-name="ce3" office:value-type="float" office:value="0.0850283295240738" calcext:value-type="float">
            <text:p>0.0850283295</text:p>
          </table:table-cell>
          <table:table-cell table:style-name="ce3" office:value-type="float" office:value="0.0566855530160492" calcext:value-type="float">
            <text:p>0.056685553</text:p>
          </table:table-cell>
          <table:table-cell table:number-columns-repeated="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Byk13 vs .Bat17</text:p>
          </table:table-cell>
          <table:table-cell table:style-name="ce3" office:value-type="float" office:value="0.0388671038124173" calcext:value-type="float">
            <text:p>0.0388671038</text:p>
          </table:table-cell>
          <table:table-cell table:style-name="ce3" office:value-type="float" office:value="0.388671038124173" calcext:value-type="float">
            <text:p>0.3886710381</text:p>
          </table:table-cell>
          <table:table-cell table:style-name="ce3" office:value-type="float" office:value="0.194335519062086" calcext:value-type="float">
            <text:p>0.1943355191</text:p>
          </table:table-cell>
          <table:table-cell table:style-name="ce3" office:value-type="float" office:value="0.155468415249669" calcext:value-type="float">
            <text:p>0.1554684152</text:p>
          </table:table-cell>
          <table:table-cell table:style-name="ce3" office:value-type="float" office:value="0.0777342076248346" calcext:value-type="float">
            <text:p>0.0777342076</text:p>
          </table:table-cell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l09 vs .Ham13</text:p>
          </table:table-cell>
          <table:table-cell table:style-name="ce3" office:value-type="float" office:value="0.0528075114161137" calcext:value-type="float">
            <text:p>0.0528075114</text:p>
          </table:table-cell>
          <table:table-cell table:style-name="ce3" office:value-type="float" office:value="0.528075114161137" calcext:value-type="float">
            <text:p>0.5280751142</text:p>
          </table:table-cell>
          <table:table-cell table:number-columns-repeated="2" table:style-name="ce3" office:value-type="float" office:value="0.211230045664455" calcext:value-type="float">
            <text:p>0.2112300457</text:p>
          </table:table-cell>
          <table:table-cell table:style-name="ce3" office:value-type="float" office:value="0.105615022832227" calcext:value-type="float">
            <text:p>0.1056150228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ol09 vs .Bat17</text:p>
          </table:table-cell>
          <table:table-cell table:style-name="ce3" office:value-type="float" office:value="0.196705602458947" calcext:value-type="float">
            <text:p>0.1967056025</text:p>
          </table:table-cell>
          <table:table-cell table:style-name="ce3" office:value-type="float" office:value="1.96705602458947" calcext:value-type="float">
            <text:p>1.9670560246</text:p>
          </table:table-cell>
          <table:table-cell table:number-columns-repeated="3" table:style-name="ce3" office:value-type="float" office:value="0.59011680737684" calcext:value-type="float">
            <text:p>0.5901168074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Bat17 vs .FastSA</text:p>
          </table:table-cell>
          <table:table-cell table:style-name="ce3" office:value-type="float" office:value="0.438578026081" calcext:value-type="float">
            <text:p>0.4385780261</text:p>
          </table:table-cell>
          <table:table-cell table:style-name="ce3" office:value-type="float" office:value="4.38578026081" calcext:value-type="float">
            <text:p>4.3857802608</text:p>
          </table:table-cell>
          <table:table-cell table:number-columns-repeated="2" table:style-name="ce3" office:value-type="float" office:value="0.877156052162" calcext:value-type="float">
            <text:p>0.8771560522</text:p>
          </table:table-cell>
          <table:table-cell table:style-name="ce3" office:value-type="float" office:value="0.59011680737684" calcext:value-type="float">
            <text:p>0.5901168074</text:p>
          </table:table-cell>
          <table:table-cell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Col09 vs .FastSA</text:p>
          </table:table-cell>
          <table:table-cell table:style-name="ce3" office:value-type="float" office:value="0.605576616335346" calcext:value-type="float">
            <text:p>0.6055766163</text:p>
          </table:table-cell>
          <table:table-cell table:style-name="ce3" office:value-type="float" office:value="6.05576616335346" calcext:value-type="float">
            <text:p>6.0557661634</text:p>
          </table:table-cell>
          <table:table-cell table:number-columns-repeated="2" table:style-name="ce3" office:value-type="float" office:value="0.877156052162" calcext:value-type="float">
            <text:p>0.8771560522</text:p>
          </table:table-cell>
          <table:table-cell table:style-name="ce3" office:value-type="float" office:value="0.605576616335346" calcext:value-type="float">
            <text:p>0.6055766163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hypothesis</text:p>
          </table:table-cell>
          <table:table-cell office:value-type="string" calcext:value-type="string">
            <text:p>unadjusted $p$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$p_{Holm}$</text:p>
          </table:table-cell>
          <table:table-cell table:style-name="ce1"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yk13 vs .Ham13</text:p>
          </table:table-cell>
          <table:table-cell table:style-name="ce2" office:value-type="float" office:value="0.000000120275089459215" calcext:value-type="float">
            <text:p>1.20E-07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00000120275089459215" calcext:value-type="float">
            <text:p>1.20E-06</text:p>
          </table:table-cell>
          <table:table-cell table:style-name="ce1" office:value-type="string" calcext:value-type="string">
            <text:p>\\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l09 vs .Byk13</text:p>
          </table:table-cell>
          <table:table-cell table:style-name="ce2" office:value-type="float" office:value="0.000789112989015622" calcext:value-type="float">
            <text:p>7.89E-04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071020169011406" calcext:value-type="float">
            <text:p>0.0071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am13 vs .Bat17</text:p>
          </table:table-cell>
          <table:table-cell table:style-name="ce4" office:value-type="float" office:value="0.00124883098808845" calcext:value-type="float">
            <text:p>0.0012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0999064790470756" calcext:value-type="float">
            <text:p>0.0100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yk13 vs .FastSA</text:p>
          </table:table-cell>
          <table:table-cell table:style-name="ce4" office:value-type="float" office:value="0.00450869836490426" calcext:value-type="float">
            <text:p>0.0045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0.0315608885543298" calcext:value-type="float">
            <text:p>0.0316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m13 vs .FastSA</text:p>
          </table:table-cell>
          <table:table-cell table:style-name="ce4" office:value-type="float" office:value="0.0141713882540123" calcext:value-type="float">
            <text:p>0.0142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0850283295240738" calcext:value-type="float">
            <text:p>0.0850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Byk13 vs .Bat17</text:p>
          </table:table-cell>
          <table:table-cell table:style-name="ce4" office:value-type="float" office:value="0.0388671038124173" calcext:value-type="float">
            <text:p>0.0389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194335519062086" calcext:value-type="float">
            <text:p>0.1943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l09 vs .Ham13</text:p>
          </table:table-cell>
          <table:table-cell table:style-name="ce4" office:value-type="float" office:value="0.0528075114161137" calcext:value-type="float">
            <text:p>0.0528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211230045664455" calcext:value-type="float">
            <text:p>0.2112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ol09 vs .Bat17</text:p>
          </table:table-cell>
          <table:table-cell table:style-name="ce4" office:value-type="float" office:value="0.196705602458947" calcext:value-type="float">
            <text:p>0.1967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59011680737684" calcext:value-type="float">
            <text:p>0.5901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Bat17 vs .FastSA</text:p>
          </table:table-cell>
          <table:table-cell table:style-name="ce4" office:value-type="float" office:value="0.438578026081" calcext:value-type="float">
            <text:p>0.4386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877156052162" calcext:value-type="float">
            <text:p>0.8772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Col09 vs .FastSA</text:p>
          </table:table-cell>
          <table:table-cell table:style-name="ce4" office:value-type="float" office:value="0.605576616335346" calcext:value-type="float">
            <text:p>0.6056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float" office:value="0.877156052162" calcext:value-type="float">
            <text:p>0.8772</text:p>
          </table:table-cell>
          <table:table-cell table:style-name="ce1" office:value-type="string" calcext:value-type="string">
            <text:p>\\</text:p>
          </table:table-cell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0111" number:language="en" number:country="GB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4:25:31.714878050</meta:creation-date>
    <dc:date>2018-10-11T06:21:10.809449863</dc:date>
    <meta:editing-duration>PT54M53S</meta:editing-duration>
    <meta:editing-cycles>9</meta:editing-cycles>
    <meta:generator>LibreOffice/5.1.6.2$Linux_X86_64 LibreOffice_project/10m0$Build-2</meta:generator>
    <meta:document-statistic meta:table-count="1" meta:cell-count="252" meta:object-count="0"/>
  </office:meta>
</office:document-meta>
</file>